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1cm" svg:height="9.005cm" svg:x="52.814cm" svg:y="12.484cm">
            <draw:object draw:notify-on-update-of-ranges="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2cm" svg:height="9.005cm" svg:x="48.055cm" svg:y="0.93cm">
            <draw:object draw:notify-on-update-of-ranges="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2cm" svg:height="9.005cm" svg:x="35.373cm" svg:y="20.134cm">
            <draw:object draw:notify-on-update-of-ranges="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2cm" svg:height="9.005cm" svg:x="17.934cm" svg:y="13.839cm">
            <draw:object draw:notify-on-update-of-ranges="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9785392">
            <text:p>9785392</text:p>
          </table:table-cell>
          <table:table-cell office:value-type="float" office:value="85895048">
            <text:p>85895048</text:p>
          </table:table-cell>
          <table:table-cell office:value-type="float" office:value="32237664">
            <text:p>32237664</text:p>
          </table:table-cell>
          <table:table-cell office:value-type="float" office:value="30237696">
            <text:p>30237696</text:p>
          </table:table-cell>
          <table:table-cell office:value-type="float" office:value="30230000">
            <text:p>30230000</text:p>
          </table:table-cell>
          <table:table-cell/>
          <table:table-cell table:formula="of:=([.B2]-[.O$2])^2" office:value-type="float" office:value="29228689296">
            <text:p>29228689296</text:p>
          </table:table-cell>
          <table:table-cell table:formula="of:=([.C2]-[.P$2])^2" office:value-type="float" office:value="166883361384.955">
            <text:p>166883361384,955</text:p>
          </table:table-cell>
          <table:table-cell table:formula="of:=([.D2]-[.Q$2])^2" office:value-type="float" office:value="3431744394010.23">
            <text:p>3431744394010,23</text:p>
          </table:table-cell>
          <table:table-cell table:formula="of:=([.E2]-[.R$2])^2" office:value-type="float" office:value="1401569960192.64">
            <text:p>1401569960192,64</text:p>
          </table:table-cell>
          <table:table-cell table:formula="of:=([.F2]-[.S$2])^2" office:value-type="float" office:value="14085132288.6402">
            <text:p>14085132288,6402</text:p>
          </table:table-cell>
          <table:table-cell/>
          <table:table-cell office:value-type="string">
            <text:p>Promedio Sin Loops</text:p>
          </table:table-cell>
          <table:table-cell table:formula="of:=AVERAGE([.B2:.B11])" office:value-type="float" office:value="9956356">
            <text:p>9956356</text:p>
          </table:table-cell>
          <table:table-cell table:formula="of:=AVERAGE([.C2:.C11])" office:value-type="float" office:value="86303561.6">
            <text:p>86303561,6</text:p>
          </table:table-cell>
          <table:table-cell table:formula="of:=AVERAGE([.D2:.D11])" office:value-type="float" office:value="34090160.8">
            <text:p>34090160,8</text:p>
          </table:table-cell>
          <table:table-cell table:formula="of:=AVERAGE([.E2:.E11])" office:value-type="float" office:value="31421575.2">
            <text:p>31421575,2</text:p>
          </table:table-cell>
          <table:table-cell table:formula="of:=AVERAGE([.F2:.F11])" office:value-type="float" office:value="30348680.8">
            <text:p>30348680,8</text:p>
          </table:table-cell>
        </table:table-row>
        <table:table-row table:style-name="ro2">
          <table:table-cell/>
          <table:table-cell office:value-type="float" office:value="9824552">
            <text:p>9824552</text:p>
          </table:table-cell>
          <table:table-cell office:value-type="float" office:value="85938048">
            <text:p>85938048</text:p>
          </table:table-cell>
          <table:table-cell office:value-type="float" office:value="32381536">
            <text:p>32381536</text:p>
          </table:table-cell>
          <table:table-cell office:value-type="float" office:value="30355704">
            <text:p>30355704</text:p>
          </table:table-cell>
          <table:table-cell office:value-type="float" office:value="30281784">
            <text:p>30281784</text:p>
          </table:table-cell>
          <table:table-cell/>
          <table:table-cell table:formula="of:=([.B3]-[.O$2])^2" office:value-type="float" office:value="17372294416">
            <text:p>17372294416</text:p>
          </table:table-cell>
          <table:table-cell table:formula="of:=([.C3]-[.P$2])^2" office:value-type="float" office:value="133600191784.956">
            <text:p>133600191784,956</text:p>
          </table:table-cell>
          <table:table-cell table:formula="of:=([.D3]-[.Q$2])^2" office:value-type="float" office:value="2919398707175.03">
            <text:p>2919398707175,03</text:p>
          </table:table-cell>
          <table:table-cell table:formula="of:=([.E3]-[.R$2])^2" office:value-type="float" office:value="1136081414989.44">
            <text:p>1136081414989,44</text:p>
          </table:table-cell>
          <table:table-cell table:formula="of:=([.F3]-[.S$2])^2" office:value-type="float" office:value="4475181850.2401">
            <text:p>4475181850,2401</text:p>
          </table:table-cell>
          <table:table-cell/>
          <table:table-cell office:value-type="string">
            <text:p>Promedio Con Loops</text:p>
          </table:table-cell>
          <table:table-cell table:formula="of:=AVERAGE([.B15:.B24])" office:value-type="float" office:value="39719042.4">
            <text:p>39719042,4</text:p>
          </table:table-cell>
          <table:table-cell table:formula="of:=AVERAGE([.C15:.C24])" office:value-type="float" office:value="305947991.2">
            <text:p>305947991,2</text:p>
          </table:table-cell>
          <table:table-cell table:formula="of:=AVERAGE([.D15:.D24])" office:value-type="float" office:value="144616892">
            <text:p>144616892</text:p>
          </table:table-cell>
          <table:table-cell table:formula="of:=AVERAGE([.E15:.E24])" office:value-type="float" office:value="123909643.2">
            <text:p>123909643,2</text:p>
          </table:table-cell>
          <table:table-cell table:formula="of:=AVERAGE([.F15:.F24])" office:value-type="float" office:value="111398388">
            <text:p>111398388</text:p>
          </table:table-cell>
        </table:table-row>
        <table:table-row table:style-name="ro2">
          <table:table-cell/>
          <table:table-cell office:value-type="float" office:value="9902816">
            <text:p>9902816</text:p>
          </table:table-cell>
          <table:table-cell office:value-type="float" office:value="86052664">
            <text:p>86052664</text:p>
          </table:table-cell>
          <table:table-cell office:value-type="float" office:value="32400952">
            <text:p>32400952</text:p>
          </table:table-cell>
          <table:table-cell office:value-type="float" office:value="30485056">
            <text:p>30485056</text:p>
          </table:table-cell>
          <table:table-cell office:value-type="float" office:value="30284952">
            <text:p>30284952</text:p>
          </table:table-cell>
          <table:table-cell/>
          <table:table-cell table:formula="of:=([.B4]-[.O$2])^2" office:value-type="float" office:value="2866531600">
            <text:p>2866531600</text:p>
          </table:table-cell>
          <table:table-cell table:formula="of:=([.C4]-[.P$2])^2" office:value-type="float" office:value="62949605685.757">
            <text:p>62949605685,757</text:p>
          </table:table-cell>
          <table:table-cell table:formula="of:=([.D4]-[.Q$2])^2" office:value-type="float" office:value="2853426369997.43">
            <text:p>2853426369997,43</text:p>
          </table:table-cell>
          <table:table-cell table:formula="of:=([.E4]-[.R$2])^2" office:value-type="float" office:value="877068211968.639">
            <text:p>877068211968,639</text:p>
          </table:table-cell>
          <table:table-cell table:formula="of:=([.F4]-[.S$2])^2" office:value-type="float" office:value="4061359949.4401">
            <text:p>4061359949,44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12888">
            <text:p>9912888</text:p>
          </table:table-cell>
          <table:table-cell office:value-type="float" office:value="86119968">
            <text:p>86119968</text:p>
          </table:table-cell>
          <table:table-cell office:value-type="float" office:value="32454152">
            <text:p>32454152</text:p>
          </table:table-cell>
          <table:table-cell office:value-type="float" office:value="30682792">
            <text:p>30682792</text:p>
          </table:table-cell>
          <table:table-cell office:value-type="float" office:value="30289784">
            <text:p>30289784</text:p>
          </table:table-cell>
          <table:table-cell/>
          <table:table-cell table:formula="of:=([.B5]-[.O$2])^2" office:value-type="float" office:value="1889467024">
            <text:p>1889467024</text:p>
          </table:table-cell>
          <table:table-cell table:formula="of:=([.C5]-[.P$2])^2" office:value-type="float" office:value="33706609960.9578">
            <text:p>33706609960,9578</text:p>
          </table:table-cell>
          <table:table-cell table:formula="of:=([.D5]-[.Q$2])^2" office:value-type="float" office:value="2676524793677.43">
            <text:p>2676524793677,43</text:p>
          </table:table-cell>
          <table:table-cell table:formula="of:=([.E5]-[.R$2])^2" office:value-type="float" office:value="545800616602.239">
            <text:p>545800616602,239</text:p>
          </table:table-cell>
          <table:table-cell table:formula="of:=([.F5]-[.S$2])^2" office:value-type="float" office:value="3468833050.24009">
            <text:p>3468833050,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>
            <text:p>9919272</text:p>
          </table:table-cell>
          <table:table-cell office:value-type="float" office:value="86141744">
            <text:p>86141744</text:p>
          </table:table-cell>
          <table:table-cell office:value-type="float" office:value="32875664">
            <text:p>32875664</text:p>
          </table:table-cell>
          <table:table-cell office:value-type="float" office:value="30785792">
            <text:p>30785792</text:p>
          </table:table-cell>
          <table:table-cell office:value-type="float" office:value="30327408">
            <text:p>30327408</text:p>
          </table:table-cell>
          <table:table-cell/>
          <table:table-cell table:formula="of:=([.B6]-[.O$2])^2" office:value-type="float" office:value="1375223056">
            <text:p>1375223056</text:p>
          </table:table-cell>
          <table:table-cell table:formula="of:=([.C6]-[.P$2])^2" office:value-type="float" office:value="26184935669.7581">
            <text:p>26184935669,7581</text:p>
          </table:table-cell>
          <table:table-cell table:formula="of:=([.D6]-[.Q$2])^2" office:value-type="float" office:value="1475002477210.23">
            <text:p>1475002477210,23</text:p>
          </table:table-cell>
          <table:table-cell table:formula="of:=([.E6]-[.R$2])^2" office:value-type="float" office:value="404220277402.239">
            <text:p>404220277402,239</text:p>
          </table:table-cell>
          <table:table-cell table:formula="of:=([.F6]-[.S$2])^2" office:value-type="float" office:value="452532019.840032">
            <text:p>452532019,840032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9926696">
            <text:p>9926696</text:p>
          </table:table-cell>
          <table:table-cell office:value-type="float" office:value="86196728">
            <text:p>86196728</text:p>
          </table:table-cell>
          <table:table-cell office:value-type="float" office:value="33103120">
            <text:p>33103120</text:p>
          </table:table-cell>
          <table:table-cell office:value-type="float" office:value="30796960">
            <text:p>30796960</text:p>
          </table:table-cell>
          <table:table-cell office:value-type="float" office:value="30342560">
            <text:p>30342560</text:p>
          </table:table-cell>
          <table:table-cell/>
          <table:table-cell table:formula="of:=([.B7]-[.O$2])^2" office:value-type="float" office:value="879715600">
            <text:p>879715600</text:p>
          </table:table-cell>
          <table:table-cell table:formula="of:=([.C7]-[.P$2])^2" office:value-type="float" office:value="11413418088.9587">
            <text:p>11413418088,9587</text:p>
          </table:table-cell>
          <table:table-cell table:formula="of:=([.D7]-[.Q$2])^2" office:value-type="float" office:value="974249540864.634">
            <text:p>974249540864,634</text:p>
          </table:table-cell>
          <table:table-cell table:formula="of:=([.E7]-[.R$2])^2" office:value-type="float" office:value="390144148071.039">
            <text:p>390144148071,039</text:p>
          </table:table-cell>
          <table:table-cell table:formula="of:=([.F7]-[.S$2])^2" office:value-type="float" office:value="37464192.6400091">
            <text:p>37464192,6400091</text:p>
          </table:table-cell>
          <table:table-cell/>
          <table:table-cell office:value-type="string">
            <text:p>Promedio Sin Loops</text:p>
          </table:table-cell>
          <table:table-cell table:formula="of:=AVERAGE([.B4:.B9])" office:value-type="float" office:value="9938156">
            <text:p>9938156</text:p>
          </table:table-cell>
          <table:table-cell table:formula="of:=AVERAGE([.C4:.C9])" office:value-type="float" office:value="86181778.6666667">
            <text:p>86181778,6666667</text:p>
          </table:table-cell>
          <table:table-cell table:formula="of:=AVERAGE([.D4:.D9])" office:value-type="float" office:value="32985885.3333333">
            <text:p>32985885,3333333</text:p>
          </table:table-cell>
          <table:table-cell table:formula="of:=AVERAGE([.E4:.E9])" office:value-type="float" office:value="30821488">
            <text:p>30821488</text:p>
          </table:table-cell>
          <table:table-cell table:formula="of:=AVERAGE([.F4:.F9])" office:value-type="float" office:value="30328280">
            <text:p>30328280</text:p>
          </table:table-cell>
        </table:table-row>
        <table:table-row table:style-name="ro2">
          <table:table-cell/>
          <table:table-cell office:value-type="float" office:value="9969664">
            <text:p>9969664</text:p>
          </table:table-cell>
          <table:table-cell office:value-type="float" office:value="86251952">
            <text:p>86251952</text:p>
          </table:table-cell>
          <table:table-cell office:value-type="float" office:value="33486528">
            <text:p>33486528</text:p>
          </table:table-cell>
          <table:table-cell office:value-type="float" office:value="30983072">
            <text:p>30983072</text:p>
          </table:table-cell>
          <table:table-cell office:value-type="float" office:value="30356952">
            <text:p>30356952</text:p>
          </table:table-cell>
          <table:table-cell/>
          <table:table-cell table:formula="of:=([.B8]-[.O$2])^2" office:value-type="float" office:value="177102864">
            <text:p>177102864</text:p>
          </table:table-cell>
          <table:table-cell table:formula="of:=([.C8]-[.P$2])^2" office:value-type="float" office:value="2663550812.15938">
            <text:p>2663550812,15938</text:p>
          </table:table-cell>
          <table:table-cell table:formula="of:=([.D8]-[.Q$2])^2" office:value-type="float" office:value="364372557235.836">
            <text:p>364372557235,836</text:p>
          </table:table-cell>
          <table:table-cell table:formula="of:=([.E8]-[.R$2])^2" office:value-type="float" office:value="192285056410.239">
            <text:p>192285056410,239</text:p>
          </table:table-cell>
          <table:table-cell table:formula="of:=([.F8]-[.S$2])^2" office:value-type="float" office:value="68412749.4399877">
            <text:p>68412749,4399877</text:p>
          </table:table-cell>
          <table:table-cell/>
          <table:table-cell office:value-type="string">
            <text:p>Promedio Con Loops</text:p>
          </table:table-cell>
          <table:table-cell table:formula="of:=AVERAGE([.B17:.B22])" office:value-type="float" office:value="37552202.6666667">
            <text:p>37552202,6666667</text:p>
          </table:table-cell>
          <table:table-cell table:formula="of:=AVERAGE([.C17:.C22])" office:value-type="float" office:value="277676369.333333">
            <text:p>277676369,333333</text:p>
          </table:table-cell>
          <table:table-cell table:formula="of:=AVERAGE([.D17:.D22])" office:value-type="float" office:value="137316424">
            <text:p>137316424</text:p>
          </table:table-cell>
          <table:table-cell table:formula="of:=AVERAGE([.E17:.E22])" office:value-type="float" office:value="109944480">
            <text:p>109944480</text:p>
          </table:table-cell>
          <table:table-cell table:formula="of:=AVERAGE([.F17:.F22])" office:value-type="float" office:value="105054204">
            <text:p>105054204</text:p>
          </table:table-cell>
        </table:table-row>
        <table:table-row table:style-name="ro2">
          <table:table-cell/>
          <table:table-cell office:value-type="float" office:value="9997600">
            <text:p>9997600</text:p>
          </table:table-cell>
          <table:table-cell office:value-type="float" office:value="86327616">
            <text:p>86327616</text:p>
          </table:table-cell>
          <table:table-cell office:value-type="float" office:value="33594896">
            <text:p>33594896</text:p>
          </table:table-cell>
          <table:table-cell office:value-type="float" office:value="31195256">
            <text:p>31195256</text:p>
          </table:table-cell>
          <table:table-cell office:value-type="float" office:value="30368024">
            <text:p>30368024</text:p>
          </table:table-cell>
          <table:table-cell/>
          <table:table-cell table:formula="of:=([.B9]-[.O$2])^2" office:value-type="float" office:value="1701067536">
            <text:p>1701067536</text:p>
          </table:table-cell>
          <table:table-cell table:formula="of:=([.C9]-[.P$2])^2" office:value-type="float" office:value="578614159.360287">
            <text:p>578614159,360287</text:p>
          </table:table-cell>
          <table:table-cell table:formula="of:=([.D9]-[.Q$2])^2" office:value-type="float" office:value="245287222119.037">
            <text:p>245287222119,037</text:p>
          </table:table-cell>
          <table:table-cell table:formula="of:=([.E9]-[.R$2])^2" office:value-type="float" office:value="51220380288.6397">
            <text:p>51220380288,6397</text:p>
          </table:table-cell>
          <table:table-cell table:formula="of:=([.F9]-[.S$2])^2" office:value-type="float" office:value="374159386.239971">
            <text:p>374159386,23997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093056">
            <text:p>10093056</text:p>
          </table:table-cell>
          <table:table-cell office:value-type="float" office:value="86866408">
            <text:p>86866408</text:p>
          </table:table-cell>
          <table:table-cell office:value-type="float" office:value="38524800">
            <text:p>38524800</text:p>
          </table:table-cell>
          <table:table-cell office:value-type="float" office:value="31994520">
            <text:p>31994520</text:p>
          </table:table-cell>
          <table:table-cell office:value-type="float" office:value="30370056">
            <text:p>30370056</text:p>
          </table:table-cell>
          <table:table-cell/>
          <table:table-cell table:formula="of:=([.B10]-[.O$2])^2" office:value-type="float" office:value="18686890000">
            <text:p>18686890000</text:p>
          </table:table-cell>
          <table:table-cell table:formula="of:=([.C10]-[.P$2])^2" office:value-type="float" office:value="316796069992.967">
            <text:p>316796069992,967</text:p>
          </table:table-cell>
          <table:table-cell table:formula="of:=([.D10]-[.Q$2])^2" office:value-type="float" office:value="19666024834176.7">
            <text:p>19666024834176,7</text:p>
          </table:table-cell>
          <table:table-cell table:formula="of:=([.E10]-[.R$2])^2" office:value-type="float" office:value="328265743847.041">
            <text:p>328265743847,041</text:p>
          </table:table-cell>
          <table:table-cell table:formula="of:=([.F10]-[.S$2])^2" office:value-type="float" office:value="456899175.039968">
            <text:p>456899175,03996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231624">
            <text:p>10231624</text:p>
          </table:table-cell>
          <table:table-cell office:value-type="float" office:value="87245440">
            <text:p>87245440</text:p>
          </table:table-cell>
          <table:table-cell office:value-type="float" office:value="39842296">
            <text:p>39842296</text:p>
          </table:table-cell>
          <table:table-cell office:value-type="float" office:value="36698904">
            <text:p>36698904</text:p>
          </table:table-cell>
          <table:table-cell office:value-type="float" office:value="30635288">
            <text:p>30635288</text:p>
          </table:table-cell>
          <table:table-cell/>
          <table:table-cell table:formula="of:=([.B11]-[.O$2])^2" office:value-type="float" office:value="75772471824">
            <text:p>75772471824</text:p>
          </table:table-cell>
          <table:table-cell table:formula="of:=([.C11]-[.P$2])^2" office:value-type="float" office:value="887134920386.571">
            <text:p>887134920386,571</text:p>
          </table:table-cell>
          <table:table-cell table:formula="of:=([.D11]-[.Q$2])^2" office:value-type="float" office:value="33087059359079.1">
            <text:p>33087059359079,1</text:p>
          </table:table-cell>
          <table:table-cell table:formula="of:=([.E11]-[.R$2])^2" office:value-type="float" office:value="27850199263309.4">
            <text:p>27850199263309,4</text:p>
          </table:table-cell>
          <table:table-cell table:formula="of:=([.F11]-[.S$2])^2" office:value-type="float" office:value="82143687091.8396">
            <text:p>82143687091,8396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>
            <text:p>Co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21275176">
            <text:p>21275176</text:p>
          </table:table-cell>
          <table:table-cell office:value-type="float" office:value="207934432">
            <text:p>207934432</text:p>
          </table:table-cell>
          <table:table-cell office:value-type="float" office:value="81435824">
            <text:p>81435824</text:p>
          </table:table-cell>
          <table:table-cell office:value-type="float" office:value="59831936">
            <text:p>59831936</text:p>
          </table:table-cell>
          <table:table-cell office:value-type="float" office:value="71368504">
            <text:p>71368504</text:p>
          </table:table-cell>
          <table:table-cell/>
          <table:table-cell table:formula="of:=([.B15]-[.O$15])^2" office:value-type="float" office:value="2.24210797629233E+020">
            <text:p>224210797629233000000</text:p>
          </table:table-cell>
          <table:table-cell table:formula="of:=([.C15]-[.P$15])^2" office:value-type="float" office:value="2.6890487704753E+022">
            <text:p>26890487704753000000000</text:p>
          </table:table-cell>
          <table:table-cell table:formula="of:=([.D15]-[.Q$15])^2" office:value-type="float" office:value="4.58224421615694E+025">
            <text:p>45822442161569400000000000</text:p>
          </table:table-cell>
          <table:table-cell table:formula="of:=([.E15]-[.R$15])^2" office:value-type="float" office:value="1.10066401218886E+025">
            <text:p>11006640121888600000000000</text:p>
          </table:table-cell>
          <table:table-cell table:formula="of:=([.F15]-[.S$15])^2" office:value-type="float" office:value="1.18613830277569E+020">
            <text:p>118613830277569000000</text:p>
          </table:table-cell>
          <table:table-cell/>
          <table:table-cell office:value-type="string">
            <text:p>varianza Sin Loops</text:p>
          </table:table-cell>
          <table:table-cell table:formula="of:=SUM([.H2:.H11])/10" office:value-type="float" office:value="14994945321.6">
            <text:p>14994945321,6</text:p>
          </table:table-cell>
          <table:table-cell table:formula="of:=SUM([.I2:.I11])/10" office:value-type="float" office:value="164191127792.64">
            <text:p>164191127792,64</text:p>
          </table:table-cell>
          <table:table-cell table:formula="of:=SUM([.J2:.J11])/10" office:value-type="float" office:value="6769309025554.56">
            <text:p>6769309025554,56</text:p>
          </table:table-cell>
          <table:table-cell table:formula="of:=SUM([.K2:.K11])/10" office:value-type="float" office:value="3317685507308.16">
            <text:p>3317685507308,16</text:p>
          </table:table-cell>
          <table:table-cell table:formula="of:=SUM([.L2:.L11])/10" office:value-type="float" office:value="10962366175.36">
            <text:p>10962366175,36</text:p>
          </table:table-cell>
        </table:table-row>
        <table:table-row table:style-name="ro2">
          <table:table-cell/>
          <table:table-cell office:value-type="float" office:value="21447488">
            <text:p>21447488</text:p>
          </table:table-cell>
          <table:table-cell office:value-type="float" office:value="218525128">
            <text:p>218525128</text:p>
          </table:table-cell>
          <table:table-cell office:value-type="float" office:value="81578216">
            <text:p>81578216</text:p>
          </table:table-cell>
          <table:table-cell office:value-type="float" office:value="65029176">
            <text:p>65029176</text:p>
          </table:table-cell>
          <table:table-cell office:value-type="float" office:value="78835616">
            <text:p>78835616</text:p>
          </table:table-cell>
          <table:table-cell/>
          <table:table-cell table:formula="of:=([.B16]-[.O$15])^2" office:value-type="float" office:value="2.24205637372824E+020">
            <text:p>224205637372824000000</text:p>
          </table:table-cell>
          <table:table-cell table:formula="of:=([.C16]-[.P$15])^2" office:value-type="float" office:value="2.68870144246159E+022">
            <text:p>26887014424615900000000</text:p>
          </table:table-cell>
          <table:table-cell table:formula="of:=([.D16]-[.Q$15])^2" office:value-type="float" office:value="4.58224402338017E+025">
            <text:p>45822440233801700000000000</text:p>
          </table:table-cell>
          <table:table-cell table:formula="of:=([.E16]-[.R$15])^2" office:value-type="float" office:value="1.10066056369219E+025">
            <text:p>11006605636921900000000000</text:p>
          </table:table-cell>
          <table:table-cell table:formula="of:=([.F16]-[.S$15])^2" office:value-type="float" office:value="1.18451237436523E+020">
            <text:p>118451237436523000000</text:p>
          </table:table-cell>
          <table:table-cell/>
          <table:table-cell office:value-type="string">
            <text:p>varianza Con Loops</text:p>
          </table:table-cell>
          <table:table-cell table:formula="of:=SUM([.H15:.H24])/10" office:value-type="float" office:value="2.23659056340884E+020">
            <text:p>223659056340884000000</text:p>
          </table:table-cell>
          <table:table-cell table:formula="of:=SUM([.I15:.I24])/10" office:value-type="float" office:value="2.68583628861664E+022">
            <text:p>26858362886166400000000</text:p>
          </table:table-cell>
          <table:table-cell table:formula="of:=SUM([.J15:.J24])/10" office:value-type="float" office:value="4.58215867946341E+025">
            <text:p>45821586794634100000000000</text:p>
          </table:table-cell>
          <table:table-cell table:formula="of:=SUM([.K15:.K24])/10" office:value-type="float" office:value="1.10062149584136E+025">
            <text:p>11006214958413600000000000</text:p>
          </table:table-cell>
          <table:table-cell table:formula="of:=SUM([.L15:.L24])/10" office:value-type="float" office:value="1.17744554300064E+020">
            <text:p>117744554300064000000</text:p>
          </table:table-cell>
        </table:table-row>
        <table:table-row table:style-name="ro2">
          <table:table-cell/>
          <table:table-cell office:value-type="float" office:value="26371816">
            <text:p>26371816</text:p>
          </table:table-cell>
          <table:table-cell office:value-type="float" office:value="218811608">
            <text:p>218811608</text:p>
          </table:table-cell>
          <table:table-cell office:value-type="float" office:value="81743768">
            <text:p>81743768</text:p>
          </table:table-cell>
          <table:table-cell office:value-type="float" office:value="72139136">
            <text:p>72139136</text:p>
          </table:table-cell>
          <table:table-cell office:value-type="float" office:value="81253168">
            <text:p>81253168</text:p>
          </table:table-cell>
          <table:table-cell/>
          <table:table-cell table:formula="of:=([.B17]-[.O$15])^2" office:value-type="float" office:value="2.2405819279255E+020">
            <text:p>224058192792550000000</text:p>
          </table:table-cell>
          <table:table-cell table:formula="of:=([.C17]-[.P$15])^2" office:value-type="float" office:value="2.68869204749556E+022">
            <text:p>26886920474955600000000</text:p>
          </table:table-cell>
          <table:table-cell table:formula="of:=([.D17]-[.Q$15])^2" office:value-type="float" office:value="4.58224379924835E+025">
            <text:p>45822437992483500000000000</text:p>
          </table:table-cell>
          <table:table-cell table:formula="of:=([.E17]-[.R$15])^2" office:value-type="float" office:value="1.10065584606746E+025">
            <text:p>11006558460674600000000000</text:p>
          </table:table-cell>
          <table:table-cell table:formula="of:=([.F17]-[.S$15])^2" office:value-type="float" office:value="1.18398620278939E+020">
            <text:p>118398620278939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32664">
            <text:p>28132664</text:p>
          </table:table-cell>
          <table:table-cell office:value-type="float" office:value="234747840">
            <text:p>234747840</text:p>
          </table:table-cell>
          <table:table-cell office:value-type="float" office:value="118045232">
            <text:p>118045232</text:p>
          </table:table-cell>
          <table:table-cell office:value-type="float" office:value="72803336">
            <text:p>72803336</text:p>
          </table:table-cell>
          <table:table-cell office:value-type="float" office:value="89094792">
            <text:p>89094792</text:p>
          </table:table-cell>
          <table:table-cell/>
          <table:table-cell table:formula="of:=([.B18]-[.O$15])^2" office:value-type="float" office:value="2.24005481127696E+020">
            <text:p>224005481127696000000</text:p>
          </table:table-cell>
          <table:table-cell table:formula="of:=([.C18]-[.P$15])^2" office:value-type="float" office:value="2.68816945271744E+022">
            <text:p>26881694527174400000000</text:p>
          </table:table-cell>
          <table:table-cell table:formula="of:=([.D18]-[.Q$15])^2" office:value-type="float" office:value="4.58219465280803E+025">
            <text:p>45821946528080300000000000</text:p>
          </table:table-cell>
          <table:table-cell table:formula="of:=([.E18]-[.R$15])^2" office:value-type="float" office:value="1.10065540535575E+025">
            <text:p>11006554053557500000000000</text:p>
          </table:table-cell>
          <table:table-cell table:formula="of:=([.F18]-[.S$15])^2" office:value-type="float" office:value="1.18228030576196E+020">
            <text:p>118228030576196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08864">
            <text:p>39008864</text:p>
          </table:table-cell>
          <table:table-cell office:value-type="float" office:value="240391872">
            <text:p>240391872</text:p>
          </table:table-cell>
          <table:table-cell office:value-type="float" office:value="124533912">
            <text:p>124533912</text:p>
          </table:table-cell>
          <table:table-cell office:value-type="float" office:value="82224392">
            <text:p>82224392</text:p>
          </table:table-cell>
          <table:table-cell office:value-type="float" office:value="106810800">
            <text:p>106810800</text:p>
          </table:table-cell>
          <table:table-cell/>
          <table:table-cell table:formula="of:=([.B19]-[.O$15])^2" office:value-type="float" office:value="2.23680035323769E+020">
            <text:p>223680035323769000000</text:p>
          </table:table-cell>
          <table:table-cell table:formula="of:=([.C19]-[.P$15])^2" office:value-type="float" office:value="2.68798438089194E+022">
            <text:p>26879843808919400000000</text:p>
          </table:table-cell>
          <table:table-cell table:formula="of:=([.D19]-[.Q$15])^2" office:value-type="float" office:value="4.58218586818941E+025">
            <text:p>45821858681894100000000000</text:p>
          </table:table-cell>
          <table:table-cell table:formula="of:=([.E19]-[.R$15])^2" office:value-type="float" office:value="1.10064915428161E+025">
            <text:p>11006491542816100000000000</text:p>
          </table:table-cell>
          <table:table-cell table:formula="of:=([.F19]-[.S$15])^2" office:value-type="float" office:value="1.17843082507507E+020">
            <text:p>117843082507507000000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</table:table-row>
        <table:table-row table:style-name="ro2">
          <table:table-cell/>
          <table:table-cell office:value-type="float" office:value="39264760">
            <text:p>39264760</text:p>
          </table:table-cell>
          <table:table-cell office:value-type="float" office:value="263411752">
            <text:p>263411752</text:p>
          </table:table-cell>
          <table:table-cell office:value-type="float" office:value="152869312">
            <text:p>152869312</text:p>
          </table:table-cell>
          <table:table-cell office:value-type="float" office:value="96864656">
            <text:p>96864656</text:p>
          </table:table-cell>
          <table:table-cell office:value-type="float" office:value="109268216">
            <text:p>109268216</text:p>
          </table:table-cell>
          <table:table-cell/>
          <table:table-cell table:formula="of:=([.B20]-[.O$15])^2" office:value-type="float" office:value="2.2367238106062E+020">
            <text:p>223672381060620000000</text:p>
          </table:table-cell>
          <table:table-cell table:formula="of:=([.C20]-[.P$15])^2" office:value-type="float" office:value="2.68722960863007E+022">
            <text:p>26872296086300700000000</text:p>
          </table:table-cell>
          <table:table-cell table:formula="of:=([.D20]-[.Q$15])^2" office:value-type="float" office:value="4.58214750675966E+025">
            <text:p>45821475067596600000000000</text:p>
          </table:table-cell>
          <table:table-cell table:formula="of:=([.E20]-[.R$15])^2" office:value-type="float" office:value="1.10063944018546E+025">
            <text:p>11006394401854600000000000</text:p>
          </table:table-cell>
          <table:table-cell table:formula="of:=([.F20]-[.S$15])^2" office:value-type="float" office:value="1.17789735315464E+020">
            <text:p>117789735315464000000</text:p>
          </table:table-cell>
          <table:table-cell/>
          <table:table-cell office:value-type="string">
            <text:p>varianza Sin Loops</text:p>
          </table:table-cell>
          <table:table-cell table:formula="of:=SUM([.H17:.H22])/8" office:value-type="float" office:value="1.67792753203914E+020">
            <text:p>167792753203914000000</text:p>
          </table:table-cell>
          <table:table-cell table:formula="of:=SUM([.I17:.I22])/8" office:value-type="float" office:value="2.01507172328353E+022">
            <text:p>20150717232835300000000</text:p>
          </table:table-cell>
          <table:table-cell table:formula="of:=SUM([.J17:.J22])/8" office:value-type="float" office:value="3.43662642216343E+025">
            <text:p>34366264221634300000000000</text:p>
          </table:table-cell>
          <table:table-cell table:formula="of:=SUM([.K17:.K22])/8" office:value-type="float" office:value="8.25473071265875E+024">
            <text:p>8254730712658750000000000</text:p>
          </table:table-cell>
          <table:table-cell table:formula="of:=SUM([.L17:.L22])/8" office:value-type="float" office:value="8.84111045562089E+019">
            <text:p>88411104556208900000</text:p>
          </table:table-cell>
        </table:table-row>
        <table:table-row table:style-name="ro2">
          <table:table-cell/>
          <table:table-cell office:value-type="float" office:value="45416912">
            <text:p>45416912</text:p>
          </table:table-cell>
          <table:table-cell office:value-type="float" office:value="323858232">
            <text:p>323858232</text:p>
          </table:table-cell>
          <table:table-cell office:value-type="float" office:value="158338280">
            <text:p>158338280</text:p>
          </table:table-cell>
          <table:table-cell office:value-type="float" office:value="154112320">
            <text:p>154112320</text:p>
          </table:table-cell>
          <table:table-cell office:value-type="float" office:value="115465424">
            <text:p>115465424</text:p>
          </table:table-cell>
          <table:table-cell/>
          <table:table-cell table:formula="of:=([.B21]-[.O$15])^2" office:value-type="float" office:value="2.23488399669438E+020">
            <text:p>223488399669438000000</text:p>
          </table:table-cell>
          <table:table-cell table:formula="of:=([.C21]-[.P$15])^2" office:value-type="float" office:value="2.68524820332594E+022">
            <text:p>26852482033259400000000</text:p>
          </table:table-cell>
          <table:table-cell table:formula="of:=([.D21]-[.Q$15])^2" office:value-type="float" office:value="4.58214010270297E+025">
            <text:p>45821401027029700000000000</text:p>
          </table:table-cell>
          <table:table-cell table:formula="of:=([.E21]-[.R$15])^2" office:value-type="float" office:value="1.10060145567321E+025">
            <text:p>11006014556732100000000000</text:p>
          </table:table-cell>
          <table:table-cell table:formula="of:=([.F21]-[.S$15])^2" office:value-type="float" office:value="1.17655255909854E+020">
            <text:p>117655255909854000000</text:p>
          </table:table-cell>
          <table:table-cell/>
          <table:table-cell office:value-type="string">
            <text:p>varianza Con Loops</text:p>
          </table:table-cell>
          <table:table-cell table:formula="of:=SUM([.H4:.H9])/8" office:value-type="float" office:value="1111138460">
            <text:p>1111138460</text:p>
          </table:table-cell>
          <table:table-cell table:formula="of:=SUM([.I4:.I9])/8" office:value-type="float" office:value="17187091797.1189">
            <text:p>17187091797,1189</text:p>
          </table:table-cell>
          <table:table-cell table:formula="of:=SUM([.J4:.J9])/8" office:value-type="float" office:value="1073607870138.08">
            <text:p>1073607870138,08</text:p>
          </table:table-cell>
          <table:table-cell table:formula="of:=SUM([.K4:.K9])/8" office:value-type="float" office:value="307592336342.879">
            <text:p>307592336342,879</text:p>
          </table:table-cell>
          <table:table-cell table:formula="of:=SUM([.L4:.L9])/8" office:value-type="float" office:value="1057845168.48002">
            <text:p>1057845168,48002</text:p>
          </table:table-cell>
        </table:table-row>
        <table:table-row table:style-name="ro2">
          <table:table-cell/>
          <table:table-cell office:value-type="float" office:value="47118200">
            <text:p>47118200</text:p>
          </table:table-cell>
          <table:table-cell office:value-type="float" office:value="384836912">
            <text:p>384836912</text:p>
          </table:table-cell>
          <table:table-cell office:value-type="float" office:value="188368040">
            <text:p>188368040</text:p>
          </table:table-cell>
          <table:table-cell office:value-type="float" office:value="181523040">
            <text:p>181523040</text:p>
          </table:table-cell>
          <table:table-cell office:value-type="float" office:value="128432824">
            <text:p>128432824</text:p>
          </table:table-cell>
          <table:table-cell/>
          <table:table-cell table:formula="of:=([.B22]-[.O$15])^2" office:value-type="float" office:value="2.23437535657241E+020">
            <text:p>223437535657241000000</text:p>
          </table:table-cell>
          <table:table-cell table:formula="of:=([.C22]-[.P$15])^2" office:value-type="float" office:value="2.68325009320728E+022">
            <text:p>26832500932072800000000</text:p>
          </table:table-cell>
          <table:table-cell table:formula="of:=([.D22]-[.Q$15])^2" office:value-type="float" office:value="4.58209944759904E+025">
            <text:p>45820994475990400000000000</text:p>
          </table:table-cell>
          <table:table-cell table:formula="of:=([.E22]-[.R$15])^2" office:value-type="float" office:value="1.10058326856351E+025">
            <text:p>11005832685635100000000000</text:p>
          </table:table-cell>
          <table:table-cell table:formula="of:=([.F22]-[.S$15])^2" office:value-type="float" office:value="1.17374111861711E+020">
            <text:p>117374111861711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877224">
            <text:p>51877224</text:p>
          </table:table-cell>
          <table:table-cell office:value-type="float" office:value="454520976">
            <text:p>454520976</text:p>
          </table:table-cell>
          <table:table-cell office:value-type="float" office:value="200912720">
            <text:p>200912720</text:p>
          </table:table-cell>
          <table:table-cell office:value-type="float" office:value="217657256">
            <text:p>217657256</text:p>
          </table:table-cell>
          <table:table-cell office:value-type="float" office:value="166708968">
            <text:p>166708968</text:p>
          </table:table-cell>
          <table:table-cell/>
          <table:table-cell table:formula="of:=([.B23]-[.O$15])^2" office:value-type="float" office:value="2.23295284169511E+020">
            <text:p>223295284169511000000</text:p>
          </table:table-cell>
          <table:table-cell table:formula="of:=([.C23]-[.P$15])^2" office:value-type="float" office:value="2.6809676411827E+022">
            <text:p>26809676411827000000000</text:p>
          </table:table-cell>
          <table:table-cell table:formula="of:=([.D23]-[.Q$15])^2" office:value-type="float" office:value="4.58208246432427E+025">
            <text:p>45820824643242700000000000</text:p>
          </table:table-cell>
          <table:table-cell table:formula="of:=([.E23]-[.R$15])^2" office:value-type="float" office:value="1.10055929361297E+025">
            <text:p>11005592936129700000000000</text:p>
          </table:table-cell>
          <table:table-cell table:formula="of:=([.F23]-[.S$15])^2" office:value-type="float" office:value="1.16546214538824E+020">
            <text:p>116546214538824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7277320">
            <text:p>77277320</text:p>
          </table:table-cell>
          <table:table-cell office:value-type="float" office:value="512441160">
            <text:p>512441160</text:p>
          </table:table-cell>
          <table:table-cell office:value-type="float" office:value="258343616">
            <text:p>258343616</text:p>
          </table:table-cell>
          <table:table-cell office:value-type="float" office:value="236911184">
            <text:p>236911184</text:p>
          </table:table-cell>
          <table:table-cell office:value-type="float" office:value="166745568">
            <text:p>166745568</text:p>
          </table:table-cell>
          <table:table-cell/>
          <table:table-cell table:formula="of:=([.B24]-[.O$15])^2" office:value-type="float" office:value="2.22536818605961E+020">
            <text:p>222536818605961000000</text:p>
          </table:table-cell>
          <table:table-cell table:formula="of:=([.C24]-[.P$15])^2" office:value-type="float" office:value="2.6790712457786E+022">
            <text:p>26790712457786000000000</text:p>
          </table:table-cell>
          <table:table-cell table:formula="of:=([.D24]-[.Q$15])^2" office:value-type="float" office:value="4.58200471346529E+025">
            <text:p>45820047134652900000000000</text:p>
          </table:table-cell>
          <table:table-cell table:formula="of:=([.E24]-[.R$15])^2" office:value-type="float" office:value="1.10054651879262E+025">
            <text:p>11005465187926200000000000</text:p>
          </table:table-cell>
          <table:table-cell table:formula="of:=([.F24]-[.S$15])^2" office:value-type="float" office:value="1.16545424298056E+020">
            <text:p>116545424298056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20:48:02</dc:date>
    <meta:generator>LibreOffice/3.5$Linux_X86_64 LibreOffice_project/350m1$Build-2</meta:generator>
    <meta:editing-duration>P0D</meta:editing-duration>
    <meta:editing-cycles>5</meta:editing-cycles>
    <dc:creator>negri franco</dc:creator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title svg:x="6.849cm" svg:y="0.316cm" chart:style-name="ch2">
          <text:p>Esperanza</text:p>
        </chart:title>
        <chart:subtitle svg:x="6.836cm" svg:y="1.275cm" chart:style-name="ch3">
          <text:p>Con Outliers</text:p>
        </chart:subtitle>
        <chart:legend chart:legend-position="end" svg:x="12.026cm" svg:y="3.955cm" style:legend-expansion="high" chart:style-name="ch4"/>
        <chart:plot-area chart:style-name="ch5" table:cell-range-address="Sheet1.O1:Sheet1.S3 Sheet1.N2:Sheet1.N3" chart:data-source-has-labels="both" svg:x="1.33cm" svg:y="2.318cm" svg:width="10.058cm" svg:height="6.088cm">
          <chartooo:coordinate-region svg:x="3.248cm" svg:y="2.517cm" svg:width="8.14cm" svg:height="5.242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62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9956356">
                <text:p>9956356</text:p>
                <draw:g>
                  <svg:desc>Sheet1.O2:Sheet1.S2</svg:desc>
                </draw:g>
              </table:table-cell>
              <table:table-cell office:value-type="float" office:value="86303561.6">
                <text:p>86303561.6</text:p>
              </table:table-cell>
              <table:table-cell office:value-type="float" office:value="34090160.8">
                <text:p>34090160.8</text:p>
              </table:table-cell>
              <table:table-cell office:value-type="float" office:value="31421575.2">
                <text:p>31421575.2</text:p>
              </table:table-cell>
              <table:table-cell office:value-type="float" office:value="30348680.8">
                <text:p>30348680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39719042.4">
                <text:p>39719042.4</text:p>
                <draw:g>
                  <svg:desc>Sheet1.O3:Sheet1.S3</svg:desc>
                </draw:g>
              </table:table-cell>
              <table:table-cell office:value-type="float" office:value="305947991.2">
                <text:p>305947991.2</text:p>
              </table:table-cell>
              <table:table-cell office:value-type="float" office:value="144616892">
                <text:p>144616892</text:p>
              </table:table-cell>
              <table:table-cell office:value-type="float" office:value="123909643.2">
                <text:p>123909643.2</text:p>
              </table:table-cell>
              <table:table-cell office:value-type="float" office:value="111398388">
                <text:p>111398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849cm" svg:y="0.316cm" chart:style-name="ch2">
          <text:p>Esperanza</text:p>
        </chart:title>
        <chart:subtitle svg:x="6.915cm" svg:y="1.275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O6:Sheet1.S8 Sheet1.N7:Sheet1.N8" chart:data-source-has-labels="both" svg:x="1.33cm" svg:y="2.318cm" svg:width="10.059cm" svg:height="6.088cm">
          <chartooo:coordinate-region svg:x="3.248cm" svg:y="2.517cm" svg:width="8.141cm" svg:height="5.242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6.041cm" chart:style-name="ch8">
              <text:p>Tiempos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9938156">
                <text:p>9938156</text:p>
                <draw:g>
                  <svg:desc>Sheet1.O7:Sheet1.S7</svg:desc>
                </draw:g>
              </table:table-cell>
              <table:table-cell office:value-type="float" office:value="86181778.6666667">
                <text:p>86181778.6666667</text:p>
              </table:table-cell>
              <table:table-cell office:value-type="float" office:value="32985885.3333333">
                <text:p>32985885.3333333</text:p>
              </table:table-cell>
              <table:table-cell office:value-type="float" office:value="30821488">
                <text:p>30821488</text:p>
              </table:table-cell>
              <table:table-cell office:value-type="float" office:value="30328280">
                <text:p>30328280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37552202.6666667">
                <text:p>37552202.6666667</text:p>
                <draw:g>
                  <svg:desc>Sheet1.O8:Sheet1.S8</svg:desc>
                </draw:g>
              </table:table-cell>
              <table:table-cell office:value-type="float" office:value="277676369.333333">
                <text:p>277676369.333333</text:p>
              </table:table-cell>
              <table:table-cell office:value-type="float" office:value="137316424">
                <text:p>137316424</text:p>
              </table:table-cell>
              <table:table-cell office:value-type="float" office:value="109944480">
                <text:p>109944480</text:p>
              </table:table-cell>
              <table:table-cell office:value-type="float" office:value="105054204">
                <text:p>105054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35cm" svg:y="0.316cm" chart:style-name="ch2">
          <text:p>Varianza</text:p>
        </chart:title>
        <chart:subtitle svg:x="6.836cm" svg:y="1.275cm" chart:style-name="ch3">
          <text:p>Con Outliers</text:p>
        </chart:subtitle>
        <chart:legend chart:legend-position="end" svg:x="12.185cm" svg:y="3.955cm" style:legend-expansion="high" chart:style-name="ch4"/>
        <chart:plot-area chart:style-name="ch5" table:cell-range-address="Sheet1.O14:Sheet1.S16 Sheet1.N15:Sheet1.N16" chart:data-source-has-labels="both" svg:x="0.769cm" svg:y="2.318cm" svg:width="10.778cm" svg:height="6.088cm">
          <chartooo:coordinate-region svg:x="6.206cm" svg:y="2.518cm" svg:width="5.341cm" svg:height="5.241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4994945321.6">
                <text:p>14994945321.6</text:p>
                <draw:g>
                  <svg:desc>Sheet1.O15:Sheet1.S15</svg:desc>
                </draw:g>
              </table:table-cell>
              <table:table-cell office:value-type="float" office:value="164191127792.64">
                <text:p>164191127792.64</text:p>
              </table:table-cell>
              <table:table-cell office:value-type="float" office:value="6769309025554.56">
                <text:p>6769309025554.56</text:p>
              </table:table-cell>
              <table:table-cell office:value-type="float" office:value="3317685507308.16">
                <text:p>3317685507308.16</text:p>
              </table:table-cell>
              <table:table-cell office:value-type="float" office:value="10962366175.36">
                <text:p>10962366175.3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2.23659056340884E+020">
                <text:p>2.23659056340884E+020</text:p>
                <draw:g>
                  <svg:desc>Sheet1.O16:Sheet1.S16</svg:desc>
                </draw:g>
              </table:table-cell>
              <table:table-cell office:value-type="float" office:value="2.68583628861664E+022">
                <text:p>2.68583628861664E+022</text:p>
              </table:table-cell>
              <table:table-cell office:value-type="float" office:value="4.58215867946341E+025">
                <text:p>4.58215867946341E+025</text:p>
              </table:table-cell>
              <table:table-cell office:value-type="float" office:value="1.10062149584136E+025">
                <text:p>1.10062149584136E+025</text:p>
              </table:table-cell>
              <table:table-cell office:value-type="float" office:value="1.17744554300064E+020">
                <text:p>1.17744554300064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35cm" svg:y="0.316cm" chart:style-name="ch2">
          <text:p>Varianza</text:p>
        </chart:title>
        <chart:subtitle svg:x="6.915cm" svg:y="1.275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O19:Sheet1.S21 Sheet1.N20:Sheet1.N21" chart:data-source-has-labels="both" svg:x="0.769cm" svg:y="2.318cm" svg:width="10.778cm" svg:height="6.088cm">
          <chartooo:coordinate-region svg:x="6.206cm" svg:y="2.518cm" svg:width="5.341cm" svg:height="5.241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67792753203914E+020">
                <text:p>1.67792753203914E+020</text:p>
                <draw:g>
                  <svg:desc>Sheet1.O20:Sheet1.S20</svg:desc>
                </draw:g>
              </table:table-cell>
              <table:table-cell office:value-type="float" office:value="2.01507172328353E+022">
                <text:p>2.01507172328353E+022</text:p>
              </table:table-cell>
              <table:table-cell office:value-type="float" office:value="3.43662642216343E+025">
                <text:p>3.43662642216343E+025</text:p>
              </table:table-cell>
              <table:table-cell office:value-type="float" office:value="8.25473071265875E+024">
                <text:p>8.25473071265875E+024</text:p>
              </table:table-cell>
              <table:table-cell office:value-type="float" office:value="8.84111045562089E+019">
                <text:p>8.84111045562089E+019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1111138460">
                <text:p>1111138460</text:p>
                <draw:g>
                  <svg:desc>Sheet1.O21:Sheet1.S21</svg:desc>
                </draw:g>
              </table:table-cell>
              <table:table-cell office:value-type="float" office:value="17187091797.1189">
                <text:p>17187091797.1189</text:p>
              </table:table-cell>
              <table:table-cell office:value-type="float" office:value="1073607870138.08">
                <text:p>1073607870138.08</text:p>
              </table:table-cell>
              <table:table-cell office:value-type="float" office:value="307592336342.879">
                <text:p>307592336342.879</text:p>
              </table:table-cell>
              <table:table-cell office:value-type="float" office:value="1057845168.48002">
                <text:p>1057845168.48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